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99ccff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27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-width="0.3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8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ffffff" fo:min-height="0.865cm"/>
    </style:style>
    <style:style style:name="gr10" style:family="graphic" style:parent-style-name="standard">
      <style:graphic-properties draw:stroke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721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8pt" fo:font-weight="bold" style:font-size-asian="28pt" style:font-size-complex="28pt"/>
    </style:style>
    <style:style style:name="P3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4" style:family="paragraph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6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size-complex="28pt"/>
    </style:style>
    <style:style style:name="T2" style:family="text">
      <style:text-properties style:text-position="sub 58%" fo:font-family="'Times New Roman'" style:font-family-generic="roman" style:font-pitch="variable" fo:font-size="28pt" fo:font-weight="bold" style:font-size-asian="28pt" style:font-size-complex="28pt"/>
    </style:style>
    <style:style style:name="T3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4" style:family="text">
      <style:text-properties fo:font-family="Symbol" style:font-style-name="Normal" style:font-charset="x-symbol" fo:font-size="20pt" fo:font-weight="bold" style:font-family-asian="Symbol" style:font-style-name-asian="Normal" style:font-charset-asian="x-symbol" style:font-size-asian="20pt" style:font-weight-asian="bold" style:font-family-complex="Symbol" style:font-style-name-complex="Normal" style:font-charset-complex="x-symbol" style:font-size-complex="20pt" style:font-weight-complex="bold"/>
    </style:style>
    <style:style style:name="T5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7" style:family="text">
      <style:text-properties style:text-position="sub 58%" fo:font-family="'Times New Roman'" style:font-family-generic="roman" style:font-pitch="variable" fo:font-size="24pt" style:font-size-asian="24pt" style:font-size-complex="24pt"/>
    </style:style>
    <style:style style:name="T8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4cm" svg:y1="3.209cm" svg:x2="14.164cm" svg:y2="4.562cm">
          <text:p/>
        </draw:line>
        <draw:line draw:style-name="gr2" draw:text-style-name="P1" draw:layer="layout" svg:x1="3.032cm" svg:y1="1.809cm" svg:x2="3.021cm" svg:y2="3.268cm">
          <text:p/>
        </draw:line>
        <draw:line draw:style-name="gr3" draw:text-style-name="P1" draw:layer="layout" svg:x1="1.968cm" svg:y1="1.805cm" svg:x2="3.358cm" svg:y2="1.802cm">
          <text:p/>
        </draw:line>
        <draw:frame draw:style-name="gr4" draw:text-style-name="P2" draw:layer="layout" svg:width="1.708cm" svg:height="1.877cm" svg:x="1.749cm" svg:y="0.148cm">
          <draw:text-box>
            <text:p><text:span text:style-name="T1">Z</text:span><text:span text:style-name="T2">1</text:span></text:p>
          </draw:text-box>
        </draw:frame>
        <draw:line draw:style-name="gr2" draw:text-style-name="P1" draw:layer="layout" svg:x1="13.18cm" svg:y1="2.71cm" svg:x2="13.201cm" svg:y2="4.361cm">
          <text:p/>
        </draw:line>
        <draw:line draw:style-name="gr3" draw:text-style-name="P1" draw:layer="layout" svg:x1="12.215cm" svg:y1="2.725cm" svg:x2="13.605cm" svg:y2="2.722cm">
          <text:p/>
        </draw:line>
        <draw:frame draw:style-name="gr4" draw:text-style-name="P2" draw:layer="layout" svg:width="2.969cm" svg:height="1.877cm" svg:x="11.763cm" svg:y="1.046cm">
          <draw:text-box>
            <text:p><text:span text:style-name="T1">Z</text:span><text:span text:style-name="T2">2</text:span></text:p>
          </draw:text-box>
        </draw:frame>
        <draw:custom-shape draw:style-name="gr5" draw:text-style-name="P1" draw:layer="layout" svg:width="0.557cm" svg:height="0.096cm" draw:transform="rotate (-0.876329817427373) translate (10.186cm 4.14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14.611cm" svg:height="1.617cm" draw:transform="rotate (-0.102276294168035) translate (0.408cm 6.142cm)">
          <text:p/>
        </draw:rect>
        <draw:line draw:style-name="gr7" draw:text-style-name="P1" draw:layer="layout" svg:x1="3.028cm" svg:y1="3.504cm" svg:x2="3.034cm" svg:y2="6.242cm">
          <text:p/>
        </draw:line>
        <draw:line draw:style-name="gr7" draw:text-style-name="P1" draw:layer="layout" svg:x1="3.015cm" svg:y1="8.18cm" svg:x2="3.025cm" svg:y2="11.92cm">
          <text:p/>
        </draw:line>
        <draw:line draw:style-name="gr7" draw:text-style-name="P1" draw:layer="layout" svg:x1="13.192cm" svg:y1="4.578cm" svg:x2="13.198cm" svg:y2="7.316cm">
          <text:p/>
        </draw:line>
        <draw:line draw:style-name="gr7" draw:text-style-name="P1" draw:layer="layout" svg:x1="13.205cm" svg:y1="9.241cm" svg:x2="13.215cm" svg:y2="11.881cm">
          <text:p/>
        </draw:line>
        <draw:line draw:style-name="gr8" draw:text-style-name="P1" draw:layer="layout" svg:x1="3.073cm" svg:y1="11.547cm" svg:x2="13.185cm" svg:y2="11.547cm">
          <text:p/>
        </draw:line>
        <draw:frame draw:style-name="gr9" draw:text-style-name="P3" draw:layer="layout" svg:width="1.507cm" svg:height="1.115cm" svg:x="2.405cm" svg:y="9.293cm">
          <draw:text-box>
            <text:p><text:span text:style-name="T3">(1)</text:span></text:p>
          </draw:text-box>
        </draw:frame>
        <draw:frame draw:style-name="gr9" draw:text-style-name="P3" draw:layer="layout" svg:width="1.519cm" svg:height="1.115cm" svg:x="12.636cm" svg:y="9.726cm">
          <draw:text-box>
            <text:p><text:span text:style-name="T3">(2)</text:span></text:p>
          </draw:text-box>
        </draw:frame>
        <draw:frame draw:style-name="gr9" draw:text-style-name="P4" draw:layer="layout" svg:width="1.323cm" svg:height="1.115cm" svg:x="7.462cm" svg:y="10.334cm">
          <draw:text-box>
            <text:p><text:span text:style-name="T4"></text:span><text:span text:style-name="T5">x</text:span></text:p>
          </draw:text-box>
        </draw:frame>
        <draw:custom-shape draw:style-name="gr10" draw:text-style-name="P5" draw:layer="layout" svg:width="1.838cm" svg:height="1.781cm" draw:transform="rotate (-0.155857902204251) translate (1.354cm 3.545cm)">
          <text:p text:style-name="P1"><text:span text:style-name="T6">Q</text:span><text:span text:style-name="T7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3.342cm" svg:height="0.971cm" svg:x="3.217cm" svg:y="1.239cm">
          <draw:text-box>
            <text:p><text:span text:style-name="T8">(unknown)</text:span></text:p>
          </draw:text-box>
        </draw:frame>
        <draw:frame draw:style-name="gr11" draw:text-style-name="P6" draw:layer="layout" svg:width="3.196cm" svg:height="0.971cm" svg:x="13.435cm" svg:y="2.131cm">
          <draw:text-box>
            <text:p><text:span text:style-name="T8">(known)</text:span></text:p>
          </draw:text-box>
        </draw:frame>
        <draw:frame draw:style-name="gr11" draw:text-style-name="P6" draw:layer="layout" svg:width="2.835cm" svg:height="0.971cm" draw:transform="rotate (-0.183259571460557) translate (0.672cm 4.885cm)">
          <draw:text-box>
            <text:p><text:span text:style-name="T8">(know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07T18:23:59.10</meta:creation-date>
    <dc:date>2018-11-16T16:31:03.76</dc:date>
    <meta:editing-duration>PT2H16S</meta:editing-duration>
    <meta:editing-cycles>11</meta:editing-cycles>
    <meta:generator>OpenOffice/4.1.3$Win32 OpenOffice.org_project/413m1$Build-9783</meta:generator>
    <meta:print-date>2011-01-10T18:18:52.37</meta:print-date>
    <dc:creator>Christophe Coulet</dc:creator>
    <meta:document-statistic meta:object-count="21"/>
  </office:meta>
</office:document-meta>
</file>